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23.33625cm"/>
    </style:style>
    <style:style style:name="co4" style:family="table-column">
      <style:table-column-properties fo:break-before="auto" style:column-width="19.6585416666667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3.9687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Ore di lavoro</text:p>
          </table:table-cell>
          <table:table-cell office:value-type="string" table:style-name="ce3">
            <text:p>Operazioni svolte</text:p>
          </table:table-cell>
          <table:table-cell office:value-type="string" table:style-name="ce3">
            <text:p>Problemi riscontrati</text:p>
          </table:table-cell>
          <table:table-cell office:value-type="string" table:style-name="ce3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4">
            <text:p>24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office:value-type="date" office:date-value="2020-04-26T00:00:00" table:style-name="ce4">
            <text:p>26/04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6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8">
            <text:p>0</text:p>
          </table:table-cell>
          <table:table-cell table:number-columns-repeated="16379"/>
        </table:table-row>
        <table:table-row table:style-name="ro3">
          <table:table-cell office:value-type="date" office:date-value="2020-04-27T00:00:00" table:style-name="ce4">
            <text:p>27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6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8">
            <text:p>1</text:p>
          </table:table-cell>
          <table:table-cell table:number-columns-repeated="16379"/>
        </table:table-row>
        <table:table-row table:style-name="ro1">
          <table:table-cell office:value-type="date" office:date-value="2020-05-01T00:00:00" table:style-name="ce4">
            <text:p>01/05/2020</text:p>
          </table:table-cell>
          <table:table-cell office:value-type="float" office:value="1" table:style-name="ce5">
            <text:p>1,0</text:p>
          </table:table-cell>
          <table:table-cell office:value-type="string" table:style-name="ce6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6">
            <text:p>Ho provato a rinominare un pacchetto ma è esploso tutto quindi forse è il caso che io guardi come si fa</text:p>
          </table:table-cell>
          <table:table-cell office:value-type="float" office:value="2" table:style-name="ce8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4">
            <text:p>27/09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6"/>
          <table:table-cell office:value-type="string" table:style-name="ce8">
            <text:p>TestDB_1</text:p>
          </table:table-cell>
          <table:table-cell table:number-columns-repeated="16379"/>
        </table:table-row>
        <table:table-row table:style-name="ro1">
          <table:table-cell office:value-type="date" office:date-value="2020-09-28T00:00:00" table:style-name="ce4">
            <text:p>28/09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creato le istanze del database e ho provato a far funzionare i primi metodi di inserimento e visualizzazione dei dati</text:p>
          </table:table-cell>
          <table:table-cell office:value-type="string" table:style-name="ce6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8">
            <text:p>TestDB_2</text:p>
          </table:table-cell>
          <table:table-cell table:number-columns-repeated="16379"/>
        </table:table-row>
        <table:table-row table:style-name="ro2">
          <table:table-cell office:value-type="date" office:date-value="2020-09-29T00:00:00" table:style-name="ce4">
            <text:p>29/09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6">
            <text:p>Quando provo a lanciare tramite un intent l'activity che permette di inserire i dati nel database va in crush</text:p>
            <text:p/>
          </table:table-cell>
          <table:table-cell office:value-type="string" table:style-name="ce9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4">
          <table:table-cell office:value-type="date" office:date-value="2020-10-03T00:00:00" table:style-name="ce4">
            <text:p>03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fatto ordine tra le cartelle di test e creato i vari brach su Github</text:p>
          </table:table-cell>
          <table:table-cell table:style-name="ce6"/>
          <table:table-cell table:style-name="ce8"/>
          <table:table-cell table:number-columns-repeated="16379"/>
        </table:table-row>
        <table:table-row table:style-name="ro2">
          <table:table-cell office:value-type="date" office:date-value="2020-10-04T00:00:00" table:style-name="ce4">
            <text:p>04/10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6">
            <text:p>Il bottone per aggiungere un nuovo report funziona ma va in crash quando provo ad aggiungere al db i dati</text:p>
          </table:table-cell>
          <table:table-cell office:value-type="string" table:style-name="ce9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4">
          <table:table-cell office:value-type="date" office:date-value="2020-10-05T00:00:00" table:style-name="ce4">
            <text:p>0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fatto l'accesso al db tramite AsyncTask e non nel main thread</text:p>
          </table:table-cell>
          <table:table-cell table:style-name="ce6"/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4">
          <table:table-cell office:value-type="date" office:date-value="2020-10-06T00:00:00" table:style-name="ce4">
            <text:p>06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Mi sono resa conto di aver perso gli aggiornamenti dell'ultimo update, ho cercato di riscrivere il codice, fallendo</text:p>
          </table:table-cell>
          <table:table-cell office:value-type="string" table:style-name="ce6">
            <text:p>Non riesco a ricreare la classe AsyncTask nel modo corretto</text:p>
          </table:table-cell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2">
          <table:table-cell office:value-type="date" office:date-value="2020-10-09T00:00:00" table:style-name="ce4">
            <text:p>09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6">
            <text:p>Qualcosa non va, la lista non viene mostrata</text:p>
          </table:table-cell>
          <table:table-cell office:value-type="string" table:style-name="ce8">
            <text:p>TestDB 11</text:p>
          </table:table-cell>
          <table:table-cell table:number-columns-repeated="16379"/>
        </table:table-row>
        <table:table-row table:style-name="ro1">
          <table:table-cell office:value-type="date" office:date-value="2020-10-10T00:00:00" table:style-name="ce4">
            <text:p>10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Sono tornata sui miei passi e ho sistemato l'aggiunta del report, ora funziona correttamente (testato con sqllite)</text:p>
          </table:table-cell>
          <table:table-cell table:style-name="ce6"/>
          <table:table-cell office:value-type="string" table:style-name="ce9">
            <text:p>PHM 1</text:p>
            <text:p>PHM 2</text:p>
          </table:table-cell>
          <table:table-cell table:number-columns-repeated="16379"/>
        </table:table-row>
        <table:table-row table:style-name="ro1">
          <table:table-cell office:value-type="date" office:date-value="2020-10-11T00:00:00" table:style-name="ce4">
            <text:p>11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aggiunto la ReportListAdapter e la ReportViewHolder che permettono la visualizzazione dei report nel XML della main activity (viene visualizzata solo la descrizione)</text:p>
          </table:table-cell>
          <table:table-cell table:style-name="ce6"/>
          <table:table-cell office:value-type="string" table:style-name="ce8">
            <text:p>PHM 3</text:p>
          </table:table-cell>
          <table:table-cell table:number-columns-repeated="16379"/>
        </table:table-row>
        <table:table-row table:style-name="ro4">
          <table:table-cell office:value-type="date" office:date-value="2020-10-15T00:00:00" table:style-name="ce4">
            <text:p>1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Ora funziona l'update e il delete, ho anche aggiunto la snackbar che permette di eliminare l'ultima operazione di delete</text:p>
          </table:table-cell>
          <table:table-cell table:style-name="ce6"/>
          <table:table-cell office:value-type="string" table:style-name="ce8">
            <text:p>PHM 4</text:p>
          </table:table-cell>
          <table:table-cell table:number-columns-repeated="16379"/>
        </table:table-row>
        <table:table-row table:style-name="ro5">
          <table:table-cell office:value-type="date" office:date-value="2020-10-18T00:00:00" table:style-name="ce4">
            <text:p>18/10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Ho modificato l'entità del report per fare in modo che conenga tutti i campi necessari per registrare il report</text:p>
            <text:p>Ho modificato new_report_activity.xml per fare in modo che ci siano i campi adeguati per inserire i valori</text:p>
            <text:p>ho fatto la funzione check2input che controlla che siano stati inseriri almeno due valori nel nuovo report</text:p>
            <text:p>Ho inserito il capo "data" che contiene la data e l'ora dell'inserimento del report (viene salvata la current data)</text:p>
          </table:table-cell>
          <table:table-cell office:value-type="string" table:style-name="ce6">
            <text:p>La recyclerview mostra la lista dei report ma mostra solo il capo "nota"</text:p>
            <text:p>Bisogna sistemare il file delle stringhe</text:p>
          </table:table-cell>
          <table:table-cell office:value-type="string" table:style-name="ce9">
            <text:p>PHM 5</text:p>
            <text:p>PHM 6</text:p>
            <text:p>PHM 7</text:p>
            <text:p>TestFullReport</text:p>
            <text:p>TestFullReport1</text:p>
            <text:p/>
          </table:table-cell>
          <table:table-cell table:number-columns-repeated="16379"/>
        </table:table-row>
        <table:table-row table:style-name="ro2">
          <table:table-cell office:value-type="date" office:date-value="2020-10-19T00:00:00" table:style-name="ce4">
            <text:p>19/10/2020</text:p>
          </table:table-cell>
          <table:table-cell office:value-type="float" office:value="7" table:style-name="ce5">
            <text:p>7,0</text:p>
          </table:table-cell>
          <table:table-cell office:value-type="string" table:style-name="ce6">
            <text:p>Ho sistemato la parte grafica in new_report_activity.xml e in list_report.xml</text:p>
            <text:p>Ho aggiornato le funzioni di update/delete/create di un report e i rispettivi controlli</text:p>
          </table:table-cell>
          <table:table-cell table:style-name="ce6"/>
          <table:table-cell office:value-type="string" table:style-name="ce9">
            <text:p>PHM 8</text:p>
            <text:p>PHM 9</text:p>
            <text:p>PHM 10</text:p>
          </table:table-cell>
          <table:table-cell table:number-columns-repeated="16379"/>
        </table:table-row>
        <table:table-row table:style-name="ro4">
          <table:table-cell office:value-type="date" office:date-value="2020-10-20T00:00:00" table:style-name="ce4">
            <text:p>20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aggiunto lo swipe left e right nella Main Activity</text:p>
          </table:table-cell>
          <table:table-cell table:style-name="ce6"/>
          <table:table-cell office:value-type="string" table:style-name="ce8">
            <text:p>PHM 11</text:p>
          </table:table-cell>
          <table:table-cell table:number-columns-repeated="16379"/>
        </table:table-row>
        <table:table-row table:style-name="ro4">
          <table:table-cell office:value-type="date" office:date-value="2020-10-21T00:00:00" table:style-name="ce4">
            <text:p>21/10/2020</text:p>
          </table:table-cell>
          <table:table-cell office:value-type="float" office:value="6" table:style-name="ce5">
            <text:p>6,0</text:p>
          </table:table-cell>
          <table:table-cell office:value-type="string" table:style-name="ce6">
            <text:p>Ho aggiunto il fragment TodayReport che mostra la data attuale</text:p>
          </table:table-cell>
          <table:table-cell office:value-type="string" table:style-name="ce6">
            <text:p>Non riesco a modificare la data quando faccio swipe left e right, devo prima capire come gestire DataFormat</text:p>
          </table:table-cell>
          <table:table-cell office:value-type="string" table:style-name="ce8">
            <text:p>PHM13</text:p>
          </table:table-cell>
          <table:table-cell table:number-columns-repeated="16379"/>
        </table:table-row>
        <table:table-row table:style-name="ro2">
          <table:table-cell office:value-type="date" office:date-value="2020-10-27T00:00:00" table:style-name="ce4">
            <text:p>27/10/2020</text:p>
          </table:table-cell>
          <table:table-cell office:value-type="float" office:value="5" table:style-name="ce10">
            <text:p>5,00</text:p>
          </table:table-cell>
          <table:table-cell office:value-type="string" table:style-name="ce6">
            <text:p>Ho corretto la visualizzazione delle date nel TodayReport, ora anche swipe left e right funziona correttamente e viene visualizzata la lista dei report odierni nella main activity</text:p>
            <text:p>Vengono aggiornate bene le schermate di visualizzazione del TodayReport, ora la gestione e visualizzazione dei report è efficiente<text:s/></text:p>
          </table:table-cell>
          <table:table-cell table:style-name="ce6"/>
          <table:table-cell office:value-type="string" table:style-name="ce9">
            <text:p>PHM 14</text:p>
            <text:p>PHM 15</text:p>
            <text:p>PHM 16</text:p>
          </table:table-cell>
          <table:table-cell table:number-columns-repeated="16379"/>
        </table:table-row>
        <table:table-row table:style-name="ro1">
          <table:table-cell office:value-type="date" office:date-value="2020-10-28T00:00:00" table:style-name="ce4">
            <text:p>28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Ho aggiunto il menu</text:p>
            <text:p>Quello che prima era Activity Main ora è HomeFragment<text:s/></text:p>
          </table:table-cell>
          <table:table-cell table:style-name="ce1"/>
          <table:table-cell office:value-type="string" table:style-name="ce1">
            <text:p>PHM17</text:p>
          </table:table-cell>
          <table:table-cell table:number-columns-repeated="16379"/>
        </table:table-row>
        <table:table-row table:style-name="ro3">
          <table:table-cell office:value-type="date" office:date-value="2020-10-29T00:00:00" table:style-name="ce4">
            <text:p>29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Modifiche grafiche e aggiunta drawable</text:p>
            <text:p>Ho aggiunto il calendario nel fragment nel diario</text:p>
            <text:p>Aggiunta la lista dei report in ordine cronologico</text:p>
            <text:p>Aggiunta la visualizzazione dei report del giorno cliccato nel calendario</text:p>
          </table:table-cell>
          <table:table-cell office:value-type="string" table:style-name="ce1">
            <text:p>Bisogna sistemare il "back" della barra in alto</text:p>
          </table:table-cell>
          <table:table-cell office:value-type="string" table:style-name="ce11">
            <text:p>PHM18</text:p>
            <text:p>PHM19</text:p>
          </table:table-cell>
          <table:table-cell table:number-columns-repeated="16379"/>
        </table:table-row>
        <table:table-row table:style-name="ro4">
          <table:table-cell office:value-type="date" office:date-value="2020-10-31T00:00:00" table:style-name="ce4">
            <text:p>31/10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st di Material Calendar View</text:p>
          </table:table-cell>
          <table:table-cell office:value-type="string" table:style-name="ce1">
            <text:p>Non so, non va niente, aiutone</text:p>
          </table:table-cell>
          <table:table-cell office:value-type="string" table:style-name="ce1">
            <text:p>PHM20</text:p>
          </table:table-cell>
          <table:table-cell table:number-columns-repeated="16379"/>
        </table:table-row>
        <table:table-row table:style-name="ro1">
          <table:table-cell office:value-type="date" office:date-value="2020-11-03T00:00:00" table:style-name="ce4">
            <text:p>03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o sistemato la gestione del "tempo" nel database, ora salvo le date tramite un timestamp</text:p>
          </table:table-cell>
          <table:table-cell table:style-name="ce1"/>
          <table:table-cell office:value-type="string" table:style-name="ce11">
            <text:p>PHM21</text:p>
            <text:p>TestChart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4">
            <text:p>04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o creato il fragment delle statistiche, ho testato e inserito i grafici</text:p>
          </table:table-cell>
          <table:table-cell office:value-type="string" table:style-name="ce1">
            <text:p>Devo capire come ottenere il range della settimana, mese, anno</text:p>
          </table:table-cell>
          <table:table-cell office:value-type="string" table:style-name="ce11">
            <text:p>PHM22</text:p>
            <text:p>TestPeriodo</text:p>
          </table:table-cell>
          <table:table-cell table:number-columns-repeated="16379"/>
        </table:table-row>
        <table:table-row table:style-name="ro3">
          <table:table-cell office:value-type="date" office:date-value="2020-11-05T00:00:00" table:style-name="ce4">
            <text:p>05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Ho aggiunto funzioni per ottenere il range della settimana/mese/anno</text:p>
            <text:p>Ora viene visualizzato correttamente il numero di report inseriti in quel lasso di tempo</text:p>
            <text:p>Viene visualizzato correttamente il grafico a torta in base ai report aggiunti, ho anche sistemato un bug nel salvataggio del giorno quando si modificava un report</text:p>
          </table:table-cell>
          <table:table-cell office:value-type="string" table:style-name="ce11">
            <text:p>Non mostra i report di una data specifica, solo di quella attuale</text:p>
            <text:p>Devo sistemare la visualizzazione del grafico e la distribuzione del codice tra il fragment e il model</text:p>
          </table:table-cell>
          <table:table-cell office:value-type="string" table:style-name="ce11">
            <text:p>PHM23</text:p>
            <text:p>TestPeriodo</text:p>
            <text:p>PHM24</text:p>
            <text:p>PHM25</text:p>
          </table:table-cell>
          <table:table-cell table:number-columns-repeated="16379"/>
        </table:table-row>
        <table:table-row table:style-name="ro2">
          <table:table-cell office:value-type="date" office:date-value="2020-11-06T00:00:00" table:style-name="ce4">
            <text:p>06/11/2020</text:p>
          </table:table-cell>
          <table:table-cell office:value-type="float" office:value="3" table:style-name="ce1">
            <text:p>3</text:p>
          </table:table-cell>
          <table:table-cell office:value-type="string" table:style-name="ce11">
            <text:p>Ho testato il MaterialCalendarView e ho provato a integrarlo nel progratto</text:p>
            <text:p>Il calendario viene visualizzato correttamente<text:s/></text:p>
          </table:table-cell>
          <table:table-cell office:value-type="string" table:style-name="ce11">
            <text:p>Errore di visualizzazione del calendario</text:p>
            <text:p>Bisogna aggiungere gli eventi</text:p>
          </table:table-cell>
          <table:table-cell office:value-type="string" table:style-name="ce11">
            <text:p>PHM26</text:p>
            <text:p>MaterialCalendarViewTest</text:p>
          </table:table-cell>
          <table:table-cell table:number-columns-repeated="16379"/>
        </table:table-row>
        <table:table-row table:number-rows-repeated="1048548" table:style-name="ro4">
          <table:table-cell table:number-columns-repeated="16384"/>
        </table:table-row>
      </table:table>
      <table:database-ranges>
        <table:database-range table:target-range-address="Foglio1.A1:Foglio1.E61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Martina Sosto</meta:initial-creator>
    <dc:creator>Martina Sosto</dc:creator>
    <meta:creation-date>2020-04-24T17:52:42Z</meta:creation-date>
    <dc:date>2020-11-06T21:45:48Z</dc:date>
  </office:meta>
</office:document-meta>
</file>